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DDDDD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#FFCC00"/>
    </style:style>
    <style:style style:name="ce4" style:family="table-cell" style:parent-style-name="Default" style:data-style-name="N0">
      <style:table-cell-properties fo:border="thin solid #000000" style:vertical-align="automatic" fo:wrap-option="wrap" fo:background-color="#FF9900"/>
    </style:style>
    <style:style style:name="ce5" style:family="table-cell" style:parent-style-name="Default" style:data-style-name="N0">
      <style:table-cell-properties fo:border="thin solid #000000" style:vertical-align="automatic" fo:wrap-option="wrap"/>
    </style:style>
    <style:style style:name="ce6" style:family="table-cell" style:parent-style-name="Default" style:data-style-name="N0">
      <style:table-cell-properties fo:border="thin solid #000000" style:vertical-align="automatic" fo:wrap-option="wrap" fo:background-color="#CCCCCC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CCFFC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193300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003333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99CC99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99CCC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CCFF99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6699C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99CC99" style:repeat-content="false"/>
      <style:paragraph-properties fo:text-align="start" fo:margin-left="0cm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order="thin solid #000000" style:vertical-align="middle" fo:wrap-option="wrap" fo:background-color="#CCCCCC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CCCCCC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fo:wrap-option="wrap" fo:background-color="#DDDDDD"/>
    </style:style>
    <style:style style:name="ce21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22" style:family="table-cell" style:parent-style-name="Default" style:data-style-name="N0">
      <style:table-cell-properties fo:border="thin solid #000000" style:vertical-align="automatic" fo:wrap-option="wrap" fo:background-color="#6699CC"/>
    </style:style>
    <style:style style:name="ce23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24" style:family="table-cell" style:parent-style-name="Default" style:data-style-name="N0">
      <style:table-cell-properties fo:border="thin solid #000000" fo:background-color="#CCCCCC"/>
    </style:style>
    <style:style style:name="ce25" style:family="table-cell" style:parent-style-name="Default" style:data-style-name="N0">
      <style:table-cell-properties fo:border="thin solid #000000" fo:background-color="#99CC99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00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5.87375cm"/>
    </style:style>
    <style:style style:name="co4" style:family="table-column">
      <style:table-column-properties fo:break-before="auto" style:column-width="6.82625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3.65125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4.33916666666667cm"/>
    </style:style>
    <style:style style:name="co10" style:family="table-column">
      <style:table-column-properties fo:break-before="auto" style:column-width="3.81cm"/>
    </style:style>
    <style:style style:name="co11" style:family="table-column">
      <style:table-column-properties fo:break-before="auto" style:column-width="3.62479166666667cm"/>
    </style:style>
    <style:style style:name="co12" style:family="table-column">
      <style:table-column-properties fo:break-before="auto" style:column-width="3.36020833333333cm"/>
    </style:style>
    <style:style style:name="co13" style:family="table-column">
      <style:table-column-properties fo:break-before="auto" style:column-width="4.418541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2.88395833333333cm"/>
    </style:style>
    <style:style style:name="co16" style:family="table-column">
      <style:table-column-properties fo:break-before="auto" style:column-width="3.14854166666667cm"/>
    </style:style>
    <style:style style:name="co17" style:family="table-column">
      <style:table-column-properties fo:break-before="auto" style:column-width="5.26520833333333cm"/>
    </style:style>
    <style:style style:name="co18" style:family="table-column">
      <style:table-column-properties fo:break-before="auto" style:column-width="3.91583333333333cm"/>
    </style:style>
    <style:style style:name="co19" style:family="table-column">
      <style:table-column-properties fo:break-before="auto" style:column-width="4.02166666666667cm"/>
    </style:style>
    <style:style style:name="co20" style:family="table-column">
      <style:table-column-properties fo:break-before="auto" style:column-width="3.06916666666667cm"/>
    </style:style>
    <style:style style:name="co21" style:family="table-column">
      <style:table-column-properties fo:break-before="auto" style:column-width="3.254375cm"/>
    </style:style>
    <style:style style:name="co22" style:family="table-column">
      <style:table-column-properties fo:break-before="auto" style:column-width="3.571875cm"/>
    </style:style>
    <style:style style:name="co23" style:family="table-column">
      <style:table-column-properties fo:break-before="auto" style:column-width="3.43958333333333cm"/>
    </style:style>
    <style:style style:name="co24" style:family="table-column">
      <style:table-column-properties fo:break-before="auto" style:column-width="3.46604166666667cm"/>
    </style:style>
    <style:style style:name="co25" style:family="table-column">
      <style:table-column-properties fo:break-before="auto" style:column-width="3.67770833333333cm"/>
    </style:style>
    <style:style style:name="co26" style:family="table-column">
      <style:table-column-properties fo:break-before="auto" style:column-width="5.60916666666667cm"/>
    </style:style>
    <style:style style:name="co27" style:family="table-column">
      <style:table-column-properties fo:break-before="auto" style:column-width="6.50875cm"/>
    </style:style>
    <style:style style:name="co28" style:family="table-column">
      <style:table-column-properties fo:break-before="auto" style:column-width="5.053541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63.75pt" style:use-optimal-row-height="true" fo:break-before="auto"/>
    </style:style>
    <style:style style:name="ro4" style:family="table-row">
      <style:table-row-properties style:row-height="32.25pt" style:use-optimal-row-height="false" fo:break-before="auto"/>
    </style:style>
    <style:style style:name="ro5" style:family="table-row">
      <style:table-row-properties style:row-height="57pt" style:use-optimal-row-height="false" fo:break-before="auto"/>
    </style:style>
    <style:style style:name="ro6" style:family="table-row">
      <style:table-row-properties style:row-height="90pt" style:use-optimal-row-height="false" fo:break-before="auto"/>
    </style:style>
    <style:style style:name="ro7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ompétence_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6" table:number-columns-repeated="16372" table:default-cell-style-name="ce1"/>
        <table:table-row table:style-name="ro1">
          <table:table-cell office:value-type="string" table:style-name="ce2">
            <text:p>Niveau 1</text:p>
          </table:table-cell>
          <table:table-cell table:number-columns-repeated="2" table:style-name="ce1"/>
          <table:table-cell office:value-type="string" table:number-columns-spanned="5" table:number-rows-spanned="1" table:style-name="ce7">
            <text:p>Compétence 1- réaliser un développement d'application</text:p>
          </table:table-cell>
          <table:covered-table-cell table:number-columns-repeated="4"/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" table:number-rows-spanned="13" table:style-name="ce8">
            <text:p>composantes essentielles</text:p>
          </table:table-cell>
          <table:table-cell office:value-type="string" table:number-columns-spanned="4" table:number-rows-spanned="1" table:style-name="ce9">
            <text:p>j'ai agi et réalisé un développement d'applications informatiques simples</text:p>
          </table:table-cell>
          <table:covered-table-cell table:number-columns-repeated="3"/>
          <table:table-cell office:value-type="string" table:style-name="ce3">
            <text:p>preuves CE</text:p>
          </table:table-cell>
          <table:table-cell office:value-type="string" table:style-name="ce4">
            <text:p>preuves AC</text:p>
          </table:table-cell>
          <table:table-cell office:value-type="string" table:number-columns-spanned="4" table:number-rows-spanned="1" table:style-name="ce10">
            <text:p>j'ai appris et suis à même de réaliser un développement d'applications informatiques simples car</text:p>
          </table:table-cell>
          <table:covered-table-cell table:number-columns-repeated="3"/>
          <table:table-cell office:value-type="string" table:number-columns-spanned="1" table:number-rows-spanned="13" table:style-name="ce11">
            <text:p>apprentissages critiques</text:p>
          </table:table-cell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2">
            <text:p>en expliquant et communiquant l'avancée au client et aux utilisateur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implémenté des conceptions simples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précisant et en respectant les besoins décrits par le client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élaboré des conceptions simples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6">
            <text:p>en appliquant les principes algorithmique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fait des essais et évalué leurs résultats en regard des spécifications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veillant à la qualité du code et à sa documentation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développé des interfaces utilisateurs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6">
            <text:p>en respectant la législation et les normes professionnelles et les enjeux sociétaux</text:p>
          </table:table-cell>
          <table:covered-table-cell table:number-columns-repeated="3"/>
          <table:table-cell table:style-name="ce5"/>
          <table:table-cell table:number-columns-repeated="5" table:style-name="ce6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style-name="ce5"/>
          <table:table-cell table:number-columns-repeated="5" table:style-name="ce6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choisissant les ressources techniques appropriées</text:p>
          </table:table-cell>
          <table:covered-table-cell table:number-columns-repeated="3"/>
          <table:table-cell table:style-name="ce5"/>
          <table:table-cell table:number-columns-repeated="5" table:style-name="ce6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style-name="ce5"/>
          <table:table-cell table:number-columns-repeated="5" table:style-name="ce6"/>
          <table:covered-table-cell/>
          <table:table-cell table:number-columns-repeated="16372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office:value-type="string" table:style-name="ce2">
            <text:p>Niveau 2</text:p>
          </table:table-cell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office:value-type="string" table:number-columns-spanned="5" table:number-rows-spanned="1" table:style-name="ce7">
            <text:p>Compétence 1- réaliser un développement d'application</text:p>
          </table:table-cell>
          <table:covered-table-cell table:number-columns-repeated="4"/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" table:number-rows-spanned="13" table:style-name="ce8">
            <text:p>composantes essentielles</text:p>
          </table:table-cell>
          <table:table-cell office:value-type="string" table:number-columns-spanned="4" table:number-rows-spanned="1" table:style-name="ce9">
            <text:p>je suis parti des exigences et suis allé jusqu'à une application complète</text:p>
          </table:table-cell>
          <table:covered-table-cell table:number-columns-repeated="3"/>
          <table:table-cell office:value-type="string" table:style-name="ce3">
            <text:p>preuves CE</text:p>
          </table:table-cell>
          <table:table-cell office:value-type="string" table:style-name="ce4">
            <text:p>preuves AC</text:p>
          </table:table-cell>
          <table:table-cell office:value-type="string" table:number-columns-spanned="4" table:number-rows-spanned="1" table:style-name="ce10">
            <text:p>j'ai appris et suis à même de réaliser une application complète depuis les exigences car</text:p>
          </table:table-cell>
          <table:covered-table-cell table:number-columns-repeated="3"/>
          <table:table-cell office:value-type="string" table:number-columns-spanned="1" table:number-rows-spanned="13" table:style-name="ce11">
            <text:p>apprentissages critiques</text:p>
          </table:table-cell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2">
            <text:p>en expliquant et communiquant l'avancée au client et aux utilisateur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élaboré et implémenté les spécifications fonctionnelles et non fonctionnelles à partir des exigences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précisant et en respectant les besoins décrits par le client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appliqué les principes d'accessibilité et d'ergonomie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6">
            <text:p>en appliquant les principes algorithmique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adopté les bonnes pratiques de conception et de programmation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veillant à la qualité du code et à sa documentation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vérifié et validé la qualité de l'application par les tests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6">
            <text:p>en respectant la législation et les normes professionnelles et les enjeux sociétaux</text:p>
          </table:table-cell>
          <table:covered-table-cell table:number-columns-repeated="3"/>
          <table:table-cell table:style-name="ce5"/>
          <table:table-cell table:number-columns-repeated="5" table:style-name="ce6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style-name="ce5"/>
          <table:table-cell table:number-columns-repeated="5" table:style-name="ce6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choisissant les ressources techniques appropriées</text:p>
          </table:table-cell>
          <table:covered-table-cell table:number-columns-repeated="3"/>
          <table:table-cell table:style-name="ce5"/>
          <table:table-cell table:number-columns-repeated="5" table:style-name="ce6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style-name="ce5"/>
          <table:table-cell table:number-columns-repeated="5" table:style-name="ce6"/>
          <table:covered-table-cell/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number-columns-spanned="5" table:number-rows-spanned="1" table:style-name="ce17"/>
          <table:covered-table-cell table:number-columns-repeated="4"/>
          <table:table-cell table:number-columns-repeated="16376" table:style-name="ce1"/>
        </table:table-row>
        <table:table-row table:number-rows-repeated="1048537" table:style-name="ro2">
          <table:table-cell table:number-columns-repeated="16384"/>
        </table:table-row>
      </table:table>
      <table:table table:name="Compétence_2" table:style-name="ta1">
        <table:table-column table:style-name="co7" table:default-cell-style-name="ce1"/>
        <table:table-column table:style-name="co8" table:number-columns-repeated="4" table:default-cell-style-name="ce1"/>
        <table:table-column table:style-name="co9" table:default-cell-style-name="ce1"/>
        <table:table-column table:style-name="co10" table:default-cell-style-name="ce1"/>
        <table:table-column table:style-name="co8" table:number-columns-repeated="4" table:default-cell-style-name="ce1"/>
        <table:table-column table:style-name="co11" table:default-cell-style-name="ce1"/>
        <table:table-column table:style-name="co6" table:number-columns-repeated="16372" table:default-cell-style-name="ce1"/>
        <table:table-row table:style-name="ro1">
          <table:table-cell office:value-type="string" table:style-name="ce2">
            <text:p>Niveau 1</text:p>
          </table:table-cell>
          <table:table-cell table:style-name="ce1"/>
          <table:table-cell office:value-type="string" table:number-columns-spanned="6" table:number-rows-spanned="1" table:style-name="ce7">
            <text:p>Compétence 2 – optimiser des applications</text:p>
          </table:table-cell>
          <table:covered-table-cell table:number-columns-repeated="5"/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" table:number-rows-spanned="9" table:style-name="ce8">
            <text:p>composantes essentielles</text:p>
          </table:table-cell>
          <table:table-cell office:value-type="string" table:number-columns-spanned="4" table:number-rows-spanned="1" table:style-name="ce9">
            <text:p>j'ai appréhendé et construit des algorithmes</text:p>
          </table:table-cell>
          <table:covered-table-cell table:number-columns-repeated="3"/>
          <table:table-cell office:value-type="string" table:style-name="ce3">
            <text:p>preuves CE</text:p>
          </table:table-cell>
          <table:table-cell office:value-type="string" table:style-name="ce4">
            <text:p>preuves AC</text:p>
          </table:table-cell>
          <table:table-cell office:value-type="string" table:number-columns-spanned="4" table:number-rows-spanned="1" table:style-name="ce10">
            <text:p>j'ai appris et suis à même de construires des algorithmes car</text:p>
          </table:table-cell>
          <table:covered-table-cell table:number-columns-repeated="3"/>
          <table:table-cell office:value-type="string" table:number-columns-spanned="1" table:number-rows-spanned="9" table:style-name="ce11">
            <text:p>apprentissages critiques</text:p>
          </table:table-cell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2">
            <text:p>en formalisant et modélisant des situations complexe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analysé un problème avec méthode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recensant les algorithmes et les structures de données usuel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comparé des algorithmes pour des problèmes classiques (tris simples, recherche...)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6">
            <text:p>en s'appuyant sur des schémas de raisonnement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expérimenté la notion de compilation et les représentations bas niveau des données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justifiant les choix et validant les résultat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formalisé et mis en œuvre des outils mathématiques pour l'informatique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office:value-type="string" table:style-name="ce2">
            <text:p>Niveau 2</text:p>
          </table:table-cell>
          <table:table-cell table:number-columns-repeated="16383" table:style-name="ce1"/>
        </table:table-row>
        <table:table-row table:style-name="ro2">
          <table:table-cell table:number-columns-repeated="2" table:style-name="ce1"/>
          <table:table-cell office:value-type="string" table:number-columns-spanned="6" table:number-rows-spanned="1" table:style-name="ce7">
            <text:p>Compétence 2 – optimiser des applications</text:p>
          </table:table-cell>
          <table:covered-table-cell table:number-columns-repeated="5"/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" table:number-rows-spanned="9" table:style-name="ce8">
            <text:p>composantes essentielles</text:p>
          </table:table-cell>
          <table:table-cell office:value-type="string" table:number-columns-spanned="4" table:number-rows-spanned="1" table:style-name="ce9">
            <text:p>j'ai sélectionné les algorithmes adéquats pour répondre à un problème donné</text:p>
          </table:table-cell>
          <table:covered-table-cell table:number-columns-repeated="3"/>
          <table:table-cell office:value-type="string" table:style-name="ce3">
            <text:p>preuves CE</text:p>
          </table:table-cell>
          <table:table-cell office:value-type="string" table:style-name="ce4">
            <text:p>preuves AC</text:p>
          </table:table-cell>
          <table:table-cell office:value-type="string" table:number-columns-spanned="4" table:number-rows-spanned="1" table:style-name="ce10">
            <text:p>j'ai appris et suis à même de sélectionner les algorithmes adéquats pour répondre à un problème donné car</text:p>
          </table:table-cell>
          <table:covered-table-cell table:number-columns-repeated="3"/>
          <table:table-cell office:value-type="string" table:number-columns-spanned="1" table:number-rows-spanned="9" table:style-name="ce11">
            <text:p>apprentissages critiques</text:p>
          </table:table-cell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2">
            <text:p>en formalisant et modélisant des situations complexe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choisi des structures de données complexes adaptées au problème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recensant les algorithmes et les structures de données usuel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utilisé des techniques d'algo adaptées pour des problèmes complexes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6">
            <text:p>en s'appuyant sur des schémas de raisonnement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compris les enjeux et moyens de sécurisation des données et du code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justifiant les choix et validant les résultat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évalué l'impact environnemental et sociétal des solutions proposées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number-columns-spanned="6" table:number-rows-spanned="1" table:style-name="ce17"/>
          <table:covered-table-cell table:number-columns-repeated="5"/>
          <table:table-cell table:number-columns-repeated="16376" table:style-name="ce1"/>
        </table:table-row>
        <table:table-row table:number-rows-repeated="1048546" table:style-name="ro2">
          <table:table-cell table:number-columns-repeated="16384"/>
        </table:table-row>
      </table:table>
      <table:table table:name="Compétence_3" table:style-name="ta1">
        <table:table-column table:style-name="co12" table:default-cell-style-name="ce1"/>
        <table:table-column table:style-name="co8" table:number-columns-repeated="4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6" table:number-columns-repeated="16372" table:default-cell-style-name="ce1"/>
        <table:table-row table:style-name="ro1">
          <table:table-cell office:value-type="string" table:style-name="ce2">
            <text:p>Niveau 1</text:p>
          </table:table-cell>
          <table:table-cell table:number-columns-repeated="2" table:style-name="ce1"/>
          <table:table-cell office:value-type="string" table:number-columns-spanned="6" table:number-rows-spanned="1" table:style-name="ce7">
            <text:p>Compétence 3 – administrer des systèmes informatiques communicants complexes</text:p>
          </table:table-cell>
          <table:covered-table-cell table:number-columns-repeated="5"/>
          <table:table-cell table:number-columns-repeated="16375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" table:number-rows-spanned="9" table:style-name="ce8">
            <text:p>composantes essentielles</text:p>
          </table:table-cell>
          <table:table-cell office:value-type="string" table:number-columns-spanned="4" table:number-rows-spanned="1" table:style-name="ce9">
            <text:p>j'ai installé et configuré un poste de travail</text:p>
          </table:table-cell>
          <table:covered-table-cell table:number-columns-repeated="3"/>
          <table:table-cell office:value-type="string" table:style-name="ce3">
            <text:p>preuves CE</text:p>
          </table:table-cell>
          <table:table-cell office:value-type="string" table:style-name="ce4">
            <text:p>preuves AC</text:p>
          </table:table-cell>
          <table:table-cell office:value-type="string" table:number-columns-spanned="4" table:number-rows-spanned="1" table:style-name="ce10">
            <text:p>j'ai appris et suis à même de configurer un poste de travail car</text:p>
          </table:table-cell>
          <table:covered-table-cell table:number-columns-repeated="3"/>
          <table:table-cell office:value-type="string" table:number-columns-spanned="1" table:number-rows-spanned="9" table:style-name="ce11">
            <text:p>apprentissages critiques</text:p>
          </table:table-cell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2">
            <text:p>en sécurisant le système d'information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identifié les différents composants ((matériels et logiciels) d'un système numérique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3">
          <table:covered-table-cell/>
          <table:table-cell office:value-type="string" table:style-name="ce5">
            <text:p>non</text:p>
          </table:table-cell>
          <table:table-cell office:value-type="string" table:style-name="ce26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office:value-type="string" table:style-name="ce5">
            <text:p>Gestion des drtois d'utilisateur et configation des mots de passe</text:p>
          </table:table-cell>
          <table:table-cell office:value-type="string" table:style-name="ce5">
            <text:p>Nous avons identifier les diffenret système, noyau de système les different composant du système de reseau.</text:p>
          </table:table-cell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26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appliquant les obligations légales et les bonnes pratiques architecturales et de sécurité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utilisé les fonctionnalités de base d'un système multitâches / multi utilisateurs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4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style-name="ce5"/>
          <table:table-cell office:value-type="string" table:style-name="ce5">
            <text:p>Configuration de plusieurs utilsateur , administrateur, gestion des droits.</text:p>
          </table:table-cell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26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6">
            <text:p>en offrant une qualité de service optimale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installé et configuré un système d'exploitation et des outils de développement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5">
          <table:covered-table-cell/>
          <table:table-cell office:value-type="string" table:style-name="ce5">
            <text:p>non</text:p>
          </table:table-cell>
          <table:table-cell office:value-type="string" table:style-name="ce26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office:value-type="string" table:style-name="ce5">
            <text:p>Configatation de compte pour chaque utilisateur avec son propre environnement de travail<text:s/></text:p>
          </table:table-cell>
          <table:table-cell office:value-type="string" table:style-name="ce5">
            <text:p>Installation d'un système, configuration du système. Installation de plusieurs logiciel et système git.</text:p>
          </table:table-cell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26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assurant la continuité d'activité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configuré un poste de travail dans un réseau d'entreprise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6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26">
            <text:p>assez</text:p>
          </table:table-cell>
          <table:table-cell office:value-type="string" table:style-name="ce5">
            <text:p>bien</text:p>
          </table:table-cell>
          <table:table-cell office:value-type="string" table:style-name="ce5">
            <text:p>Le systeme ne demande pas de mise a jour reguliere ni de traitement regulisr du système pour un fonctionalité optimal. Configuration d'un mirroir offrant plusieur package<text:s/></text:p>
          </table:table-cell>
          <table:table-cell office:value-type="string" table:style-name="ce5">
            <text:p>Installation et configuaration de gitea.</text:p>
          </table:table-cell>
          <table:table-cell office:value-type="string" table:style-name="ce5">
            <text:p>non</text:p>
          </table:table-cell>
          <table:table-cell office:value-type="string" table:style-name="ce26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Niveau 2</text:p>
          </table:table-cell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office:value-type="string" table:number-columns-spanned="6" table:number-rows-spanned="1" table:style-name="ce7">
            <text:p>Compétence 3 – administrer des systèmes informatiques communicants complexes</text:p>
          </table:table-cell>
          <table:covered-table-cell table:number-columns-repeated="5"/>
          <table:table-cell table:number-columns-repeated="16375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" table:number-rows-spanned="9" table:style-name="ce8">
            <text:p>composantes essentielles</text:p>
          </table:table-cell>
          <table:table-cell office:value-type="string" table:number-columns-spanned="4" table:number-rows-spanned="1" table:style-name="ce9">
            <text:p>j'ai déployé des services dans une architecture réseau</text:p>
          </table:table-cell>
          <table:covered-table-cell table:number-columns-repeated="3"/>
          <table:table-cell office:value-type="string" table:style-name="ce3">
            <text:p>preuves CE</text:p>
          </table:table-cell>
          <table:table-cell office:value-type="string" table:style-name="ce4">
            <text:p>preuves AC</text:p>
          </table:table-cell>
          <table:table-cell office:value-type="string" table:number-columns-spanned="4" table:number-rows-spanned="1" table:style-name="ce10">
            <text:p>j'ai appris et suis à même de déployer des services dans une architecture réseau car</text:p>
          </table:table-cell>
          <table:covered-table-cell table:number-columns-repeated="3"/>
          <table:table-cell office:value-type="string" table:number-columns-spanned="1" table:number-rows-spanned="9" table:style-name="ce11">
            <text:p>apprentissages critiques</text:p>
          </table:table-cell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2">
            <text:p>en sécurisant le système d'information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conçu et développé des applications communicantes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appliquant les normes en vigueur et les bonnes pratiques architecturales et de sécurité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utilisé des serveurs et des services réseaux virtualisés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6">
            <text:p>en offrant une qualité de service optimale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sécurisé les services et données d'un système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assurant la continuité d'activité</text:p>
          </table:table-cell>
          <table:covered-table-cell table:number-columns-repeated="3"/>
          <table:table-cell table:number-columns-repeated="2" table:style-name="ce5"/>
          <table:table-cell table:style-name="ce18"/>
          <table:table-cell table:number-columns-repeated="3" table:style-name="ce6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table:style-name="ce19"/>
          <table:table-cell table:number-columns-repeated="3" table:style-name="ce6"/>
          <table:covered-table-cell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number-columns-spanned="6" table:number-rows-spanned="1" table:style-name="ce17"/>
          <table:covered-table-cell table:number-columns-repeated="5"/>
          <table:table-cell table:number-columns-repeated="16375" table:style-name="ce1"/>
        </table:table-row>
        <table:table-row table:number-rows-repeated="1048548" table:style-name="ro2">
          <table:table-cell table:number-columns-repeated="16384"/>
        </table:table-row>
      </table:table>
      <table:table table:name="Compétence_4" table:style-name="ta1">
        <table:table-column table:style-name="co5" table:default-cell-style-name="ce1"/>
        <table:table-column table:style-name="co2" table:number-columns-repeated="3" table:default-cell-style-name="ce1"/>
        <table:table-column table:style-name="co19" table:default-cell-style-name="ce1"/>
        <table:table-column table:style-name="co2" table:number-columns-repeated="5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16372" table:default-cell-style-name="ce1"/>
        <table:table-row table:style-name="ro1">
          <table:table-cell office:value-type="string" table:style-name="ce2">
            <text:p>Niveau 1</text:p>
          </table:table-cell>
          <table:table-cell table:number-columns-repeated="2" table:style-name="ce1"/>
          <table:table-cell office:value-type="string" table:style-name="ce1">
            <text:p>Compétence 4 –gérer des données de l'information</text:p>
          </table:table-cell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1" table:number-rows-spanned="9" table:style-name="ce8">
            <text:p>composantes essentielles</text:p>
          </table:table-cell>
          <table:table-cell office:value-type="string" table:number-columns-spanned="4" table:number-rows-spanned="1" table:style-name="ce9">
            <text:p>j'ai conçu et mis en place une base de données à partir d'un cahier des charges client</text:p>
          </table:table-cell>
          <table:covered-table-cell table:number-columns-repeated="3"/>
          <table:table-cell office:value-type="string" table:style-name="ce3">
            <text:p>preuves CE</text:p>
          </table:table-cell>
          <table:table-cell office:value-type="string" table:style-name="ce4">
            <text:p>preuves AC</text:p>
          </table:table-cell>
          <table:table-cell office:value-type="string" table:number-columns-spanned="4" table:number-rows-spanned="1" table:style-name="ce10">
            <text:p>j'ai appris et suis à même de réaliser un développement d'applications informatiques simples car</text:p>
          </table:table-cell>
          <table:covered-table-cell table:number-columns-repeated="3"/>
          <table:table-cell office:value-type="string" table:number-columns-spanned="1" table:number-rows-spanned="9" table:style-name="ce11">
            <text:p>apprentissages critiques</text:p>
          </table:table-cell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2">
            <text:p>en respectant les réglementations sur le respect de la vie privée et la protection des données personnelle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mis à jour et interrogé une base de données relationnelle (en requêtes directes ou à travers une application)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respectant des enjeux économiques, sociétaux et écologiques de l'utilisation et du stockage des données, ainsi que des différentes infrastructures (datacenters, cloud, etc.)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visualisé des données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6">
            <text:p>en s'appuyant sur des bases mathématique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conçu une base de données <text:s/>relationnelle à partir d'un cahier des charges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6">
            <text:p>en assurant la cohérence et la qualité</text:p>
          </table:table-cell>
          <table:covered-table-cell table:number-columns-repeated="3"/>
          <table:table-cell table:style-name="ce5"/>
          <table:table-cell table:number-columns-repeated="5" table:style-name="ce20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style-name="ce5"/>
          <table:table-cell table:number-columns-repeated="5" table:style-name="ce20"/>
          <table:covered-table-cell/>
          <table:table-cell table:number-columns-repeated="16372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office:value-type="string" table:style-name="ce2">
            <text:p>Niveau 2</text:p>
          </table:table-cell>
          <table:table-cell table:number-columns-repeated="2" table:style-name="ce1"/>
          <table:table-cell office:value-type="string" table:style-name="ce1">
            <text:p>Compétence 4 –gérer des données de l'information</text:p>
          </table:table-cell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1" table:number-rows-spanned="9" table:style-name="ce8">
            <text:p>composantes essentielles</text:p>
          </table:table-cell>
          <table:table-cell office:value-type="string" table:number-columns-spanned="4" table:number-rows-spanned="1" table:style-name="ce9">
            <text:p>j'ai optimisé une base de données et j'ai interagi avec une application et mis en œuvre la sécurité</text:p>
          </table:table-cell>
          <table:covered-table-cell table:number-columns-repeated="3"/>
          <table:table-cell office:value-type="string" table:style-name="ce3">
            <text:p>preuves CE</text:p>
          </table:table-cell>
          <table:table-cell office:value-type="string" table:style-name="ce4">
            <text:p>preuves AC</text:p>
          </table:table-cell>
          <table:table-cell office:value-type="string" table:number-columns-spanned="4" table:number-rows-spanned="1" table:style-name="ce10">
            <text:p>j'ai appris et suis à même d'optimiser, interagir et mettre en œuvre la sécurité d'une base de données <text:s/>car</text:p>
          </table:table-cell>
          <table:covered-table-cell table:number-columns-repeated="3"/>
          <table:table-cell office:value-type="string" table:number-columns-spanned="1" table:number-rows-spanned="9" table:style-name="ce11">
            <text:p>apprentissages critiques</text:p>
          </table:table-cell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2">
            <text:p>en respectant les réglementations sur le respect de la vie privée et la protection des données personnelle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optimisé les modèles de données de l'entreprise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respectant des enjeux économiques, sociétaux et écologiques de l'utilisation et du stockage des données, ainsi que des différentes infrastructures (datacenters, cloud, etc.)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assuré la confidentialité des données (intégrité et sécurité)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6">
            <text:p>en s'appuyant sur des bases mathématique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organisé la restitution de données à travers la programmation et la visualisation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7">
          <table:covered-table-cell/>
          <table:table-cell office:value-type="string" table:number-columns-spanned="4" table:number-rows-spanned="1" table:style-name="ce16">
            <text:p>en assurant la cohérence et la qualité</text:p>
          </table:table-cell>
          <table:covered-table-cell table:number-columns-repeated="3"/>
          <table:table-cell table:style-name="ce5"/>
          <table:table-cell table:style-name="ce21"/>
          <table:table-cell office:value-type="string" table:number-columns-spanned="4" table:number-rows-spanned="1" table:style-name="ce22">
            <text:p>j'ai manipulé des données hétérogènes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style-name="ce5"/>
          <table:table-cell table:style-name="ce21"/>
          <table:table-cell office:value-type="string" table:style-name="ce21">
            <text:p>non</text:p>
          </table:table-cell>
          <table:table-cell office:value-type="string" table:style-name="ce21">
            <text:p>peu</text:p>
          </table:table-cell>
          <table:table-cell office:value-type="string" table:style-name="ce21">
            <text:p>assez</text:p>
          </table:table-cell>
          <table:table-cell office:value-type="string" table:style-name="ce21">
            <text:p>bien</text:p>
          </table:table-cell>
          <table:covered-table-cell/>
          <table:table-cell table:number-columns-repeated="16372"/>
        </table:table-row>
        <table:table-row table:number-rows-repeated="1048547" table:style-name="ro2">
          <table:table-cell table:number-columns-repeated="16384"/>
        </table:table-row>
      </table:table>
      <table:table table:name="Compétence_5" table:style-name="ta1">
        <table:table-column table:style-name="co22" table:default-cell-style-name="ce1"/>
        <table:table-column table:style-name="co2" table:number-columns-repeated="3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" table:number-columns-repeated="4" table:default-cell-style-name="ce1"/>
        <table:table-column table:style-name="co13" table:default-cell-style-name="ce1"/>
        <table:table-column table:style-name="co6" table:number-columns-repeated="16372" table:default-cell-style-name="ce1"/>
        <table:table-row table:style-name="ro1">
          <table:table-cell office:value-type="string" table:style-name="ce2">
            <text:p>Niveau 1</text:p>
          </table:table-cell>
          <table:table-cell table:number-columns-repeated="2" table:style-name="ce1"/>
          <table:table-cell office:value-type="string" table:number-columns-spanned="7" table:number-rows-spanned="1" table:style-name="ce7">
            <text:p>Compétence 5 – Conduire un projet</text:p>
          </table:table-cell>
          <table:covered-table-cell table:number-columns-repeated="6"/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" table:number-rows-spanned="11" table:style-name="ce8">
            <text:p>composantes essentielles</text:p>
          </table:table-cell>
          <table:table-cell office:value-type="string" table:number-columns-spanned="4" table:number-rows-spanned="1" table:style-name="ce9">
            <text:p>j'ai identifié les besoins métiers des clients et des utilisateurs</text:p>
          </table:table-cell>
          <table:covered-table-cell table:number-columns-repeated="3"/>
          <table:table-cell office:value-type="string" table:style-name="ce3">
            <text:p>preuves CE</text:p>
          </table:table-cell>
          <table:table-cell office:value-type="string" table:style-name="ce4">
            <text:p>preuves AC</text:p>
          </table:table-cell>
          <table:table-cell office:value-type="string" table:number-columns-spanned="4" table:number-rows-spanned="1" table:style-name="ce10">
            <text:p>j'ai appris et suis à même d'identifier les besoins métiers des clients et des utilisateurs car</text:p>
          </table:table-cell>
          <table:covered-table-cell table:number-columns-repeated="3"/>
          <table:table-cell office:value-type="string" table:number-columns-spanned="1" table:number-rows-spanned="11" table:style-name="ce11">
            <text:p>apprentissages critiques</text:p>
          </table:table-cell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2">
            <text:p>en communiquant efficacement avec les différents acteurs d'un projet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appréhendé les besoins du client et de l'utilisateur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respectant les règles juridiques et les normes en vigueur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mis en place les outils de gestion de projet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6">
            <text:p>en sensibilisant à une <text:s/>gestion éthique, responsable, durable et interculturelle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identfié les acteurs et les différentes phases d'un cycle de développement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adoptant une démarche proactive, créative et critique</text:p>
          </table:table-cell>
          <table:covered-table-cell table:number-columns-repeated="3"/>
          <table:table-cell table:style-name="ce5"/>
          <table:table-cell table:style-name="ce6"/>
          <table:table-cell table:number-columns-spanned="4" table:number-rows-spanned="1" table:style-name="ce24"/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style-name="ce5"/>
          <table:table-cell table:number-columns-repeated="5" table:style-name="ce6"/>
          <table:covered-table-cell/>
          <table:table-cell table:number-columns-repeated="16372"/>
        </table:table-row>
        <table:table-row table:style-name="ro2">
          <table:covered-table-cell/>
          <table:table-cell table:number-columns-spanned="4" table:number-rows-spanned="1" table:style-name="ce25"/>
          <table:covered-table-cell table:number-columns-repeated="3"/>
          <table:table-cell table:style-name="ce5"/>
          <table:table-cell table:number-columns-repeated="5" table:style-name="ce6"/>
          <table:covered-table-cell/>
          <table:table-cell table:number-columns-repeated="16372"/>
        </table:table-row>
        <table:table-row table:style-name="ro2">
          <table:covered-table-cell/>
          <table:table-cell table:number-columns-repeated="5" table:style-name="ce5"/>
          <table:table-cell table:number-columns-repeated="5" table:style-name="ce6"/>
          <table:covered-table-cell/>
          <table:table-cell table:number-columns-repeated="16372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Niveau 2</text:p>
          </table:table-cell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office:value-type="string" table:number-columns-spanned="7" table:number-rows-spanned="1" table:style-name="ce7">
            <text:p>Compétence 5 – Conduire un projet</text:p>
          </table:table-cell>
          <table:covered-table-cell table:number-columns-repeated="6"/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" table:number-rows-spanned="11" table:style-name="ce8">
            <text:p>composantes essentielles</text:p>
          </table:table-cell>
          <table:table-cell office:value-type="string" table:number-columns-spanned="4" table:number-rows-spanned="1" table:style-name="ce9">
            <text:p>j'ai appliqué une démarche de suivi de projet en fonction des besoins métiers des clients et des utilisateurs</text:p>
          </table:table-cell>
          <table:covered-table-cell table:number-columns-repeated="3"/>
          <table:table-cell office:value-type="string" table:style-name="ce3">
            <text:p>preuves CE</text:p>
          </table:table-cell>
          <table:table-cell office:value-type="string" table:style-name="ce4">
            <text:p>preuves AC</text:p>
          </table:table-cell>
          <table:table-cell office:value-type="string" table:number-columns-spanned="4" table:number-rows-spanned="1" table:style-name="ce10">
            <text:p>j'ai appris et suis à même d'appliquer une démarche de suivi de gestion de projet en fonction des besoins métiers des clients et des utilisateurs car</text:p>
          </table:table-cell>
          <table:covered-table-cell table:number-columns-repeated="3"/>
          <table:table-cell office:value-type="string" table:number-columns-spanned="1" table:number-rows-spanned="11" table:style-name="ce11">
            <text:p>apprentissages critiques</text:p>
          </table:table-cell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2">
            <text:p>en identifiant les problématiques du client et les enjeux économiques de l'organisation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identifié les processus présents dans une organisation en vue d'améliorer les systèmes d'information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23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adoptant une démarche proactive, créative et critique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formalisé les besoins du client et de l'utilisateur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6">
            <text:p>en respectant les règles juridiques et les normes en vigueur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identifié les critères de faisabilité d'un projet informatique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communiquant efficacement avec les différents acteurs d'un projet</text:p>
          </table:table-cell>
          <table:covered-table-cell table:number-columns-repeated="3"/>
          <table:table-cell table:style-name="ce5"/>
          <table:table-cell table:style-name="ce21"/>
          <table:table-cell office:value-type="string" table:number-columns-spanned="4" table:number-rows-spanned="1" table:style-name="ce15">
            <text:p>j'ai défini et mis en œuvre une démarche de gestion de projet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style-name="ce5"/>
          <table:table-cell table:style-name="ce21"/>
          <table:table-cell office:value-type="string" table:style-name="ce21">
            <text:p>non</text:p>
          </table:table-cell>
          <table:table-cell office:value-type="string" table:style-name="ce21">
            <text:p>peu</text:p>
          </table:table-cell>
          <table:table-cell office:value-type="string" table:style-name="ce21">
            <text:p>assez</text:p>
          </table:table-cell>
          <table:table-cell office:value-type="string" table:style-name="ce21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6">
            <text:p>en sensibilisant à une <text:s/>gestion éthique, responsable, durable et interculturelle</text:p>
          </table:table-cell>
          <table:covered-table-cell table:number-columns-repeated="3"/>
          <table:table-cell table:style-name="ce5"/>
          <table:table-cell table:number-columns-repeated="5" table:style-name="ce6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style-name="ce5"/>
          <table:table-cell table:number-columns-repeated="5" table:style-name="ce6"/>
          <table:covered-table-cell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number-columns-spanned="7" table:number-rows-spanned="1" table:style-name="ce17"/>
          <table:covered-table-cell table:number-columns-repeated="6"/>
          <table:table-cell table:number-columns-repeated="16374" table:style-name="ce1"/>
        </table:table-row>
        <table:table-row table:number-rows-repeated="1048544" table:style-name="ro2">
          <table:table-cell table:number-columns-repeated="16384"/>
        </table:table-row>
      </table:table>
      <table:table table:name="Compétence_6" table:style-name="ta1">
        <table:table-column table:style-name="co26" table:default-cell-style-name="ce1"/>
        <table:table-column table:style-name="co2" table:number-columns-repeated="4" table:default-cell-style-name="ce1"/>
        <table:table-column table:style-name="co27" table:number-columns-repeated="2" table:default-cell-style-name="ce1"/>
        <table:table-column table:style-name="co2" table:number-columns-repeated="3" table:default-cell-style-name="ce1"/>
        <table:table-column table:style-name="co8" table:default-cell-style-name="ce1"/>
        <table:table-column table:style-name="co28" table:default-cell-style-name="ce1"/>
        <table:table-column table:style-name="co6" table:number-columns-repeated="16372" table:default-cell-style-name="ce1"/>
        <table:table-row table:style-name="ro1">
          <table:table-cell office:value-type="string" table:style-name="ce2">
            <text:p>Niveau 1</text:p>
          </table:table-cell>
          <table:table-cell table:number-columns-repeated="2" table:style-name="ce1"/>
          <table:table-cell office:value-type="string" table:number-columns-spanned="7" table:number-rows-spanned="1" table:style-name="ce7">
            <text:p>Compétence 6 – collaborer au sein d' une équipe informatique</text:p>
          </table:table-cell>
          <table:covered-table-cell table:number-columns-repeated="6"/>
          <table:table-cell table:number-columns-repeated="16374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1" table:number-rows-spanned="9" table:style-name="ce8">
            <text:p>composantes essentielles</text:p>
          </table:table-cell>
          <table:table-cell office:value-type="string" table:number-columns-spanned="4" table:number-rows-spanned="1" table:style-name="ce9">
            <text:p>j'ai identifié mes aptitudes pour travailler dans une équipe informatique</text:p>
          </table:table-cell>
          <table:covered-table-cell table:number-columns-repeated="3"/>
          <table:table-cell office:value-type="string" table:style-name="ce3">
            <text:p>preuves CE</text:p>
          </table:table-cell>
          <table:table-cell office:value-type="string" table:style-name="ce4">
            <text:p>preuves AC</text:p>
          </table:table-cell>
          <table:table-cell office:value-type="string" table:number-columns-spanned="4" table:number-rows-spanned="1" table:style-name="ce10">
            <text:p>j'ai appris et suis à même d'identifier les aptitudes pour travailler dans une équipe informatique car</text:p>
          </table:table-cell>
          <table:covered-table-cell table:number-columns-repeated="3"/>
          <table:table-cell office:value-type="string" table:number-columns-spanned="1" table:number-rows-spanned="9" table:style-name="ce11">
            <text:p>apprentissages critiques</text:p>
          </table:table-cell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2">
            <text:p>en inscrivant sa démarche dans une équipe pluridisciplinaire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appréhendé l'écosystème numérique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accompagnant la mise en œuvre des évolutions informatique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découvert les aptitudes requises selon les différents métiers informatiques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6">
            <text:p>en veillant au respect et contraintes juridique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identifié les statut, les fonctions et les rôles de chaque memebre d'une équipe pluridisciplinaire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développant une communication efficace et collaborative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acquis les compétences interpersonnelles pour travailler en équipe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Niveau 2</text:p>
          </table:table-cell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office:value-type="string" table:number-columns-spanned="7" table:number-rows-spanned="1" table:style-name="ce7">
            <text:p>Compétence 6 – collaborer au sein d'une équipe informatique</text:p>
          </table:table-cell>
          <table:covered-table-cell table:number-columns-repeated="6"/>
          <table:table-cell table:number-columns-repeated="16374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1" table:number-rows-spanned="9" table:style-name="ce8">
            <text:p>composantes essentielles</text:p>
          </table:table-cell>
          <table:table-cell office:value-type="string" table:number-columns-spanned="4" table:number-rows-spanned="1" table:style-name="ce9">
            <text:p>j'ai situé mon rôle et mes missions au sein d'une équipe informatique</text:p>
          </table:table-cell>
          <table:covered-table-cell table:number-columns-repeated="3"/>
          <table:table-cell office:value-type="string" table:style-name="ce3">
            <text:p>preuves CE</text:p>
          </table:table-cell>
          <table:table-cell office:value-type="string" table:style-name="ce4">
            <text:p>preuves AC</text:p>
          </table:table-cell>
          <table:table-cell office:value-type="string" table:number-columns-spanned="4" table:number-rows-spanned="1" table:style-name="ce10">
            <text:p>j'ai appris et suis à même de réaliser un développement d'applications informatiques simples car</text:p>
          </table:table-cell>
          <table:covered-table-cell table:number-columns-repeated="3"/>
          <table:table-cell office:value-type="string" table:number-columns-spanned="1" table:number-rows-spanned="9" table:style-name="ce11">
            <text:p>apprentissages critiques</text:p>
          </table:table-cell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2">
            <text:p>en inscrivant sa démarche dans une équipe pluridisciplinaire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compris la diversité, la structure et la dimension de l'informatique dans une organisation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accompagnant la mise en œuvre des évolutions informatique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appliqué une démarche pour intégrer une équipe informatique au sein d'une organisation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6">
            <text:p>en veillant au respect et contraintes juridique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mobilisé les compétences interpersonnelles pour intégrer une équipe informatique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développant une communication efficace et collaborative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e sais rendre compte de mon activité professionnelle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number-columns-spanned="7" table:number-rows-spanned="1" table:style-name="ce17"/>
          <table:covered-table-cell table:number-columns-repeated="6"/>
          <table:table-cell table:number-columns-repeated="16374" table:style-name="ce1"/>
        </table:table-row>
        <table:table-row table:number-rows-repeated="104854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illies Dhb</meta:initial-creator>
    <dc:creator>illies douhab</dc:creator>
    <meta:creation-date>2021-12-16T14:05:52Z</meta:creation-date>
    <dc:date>2023-04-05T09:34:25Z</dc:date>
    <meta:editing-cycles>16</meta:editing-cycles>
    <meta:editing-duration>PT11780S</meta:editing-duration>
  </office:meta>
</office:document-meta>
</file>